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, helvetica, sans-serif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049e00" officeooo:paragraph-rsid="00049e00"/>
    </style:style>
    <style:style style:name="P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07d8c5" officeooo:paragraph-rsid="0007d8c5"/>
    </style:style>
    <style:style style:name="P3" style:family="paragraph" style:parent-style-name="Text_20_body">
      <style:text-properties style:font-name="Liberation Serif"/>
    </style:style>
    <style:style style:name="P4" style:family="paragraph" style:parent-style-name="Text_20_body">
      <style:text-properties style:font-name="Liberation Serif" officeooo:paragraph-rsid="00049e00"/>
    </style:style>
    <style:style style:name="P5" style:family="paragraph" style:parent-style-name="Text_20_body">
      <style:text-properties style:font-name="Liberation Serif" officeooo:paragraph-rsid="0007d8c5"/>
    </style:style>
    <style:style style:name="P6" style:family="paragraph" style:parent-style-name="Text_20_body">
      <style:text-properties style:font-name="Liberation Serif" officeooo:rsid="0007d8c5" officeooo:paragraph-rsid="0007d8c5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 officeooo:rsid="00049e00"/>
    </style:style>
    <style:style style:name="T3" style:family="text">
      <style:text-properties fo:font-variant="normal" fo:text-transform="none" fo:color="#000000" fo:font-size="12pt" fo:letter-spacing="normal" fo:font-style="normal" fo:font-weight="normal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0049e00"/>
    </style:style>
    <style:style style:name="T5" style:family="text">
      <style:text-properties officeooo:rsid="0007d8c5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ement: Constructors can have names different from their classes.</text:p>
      <text:p text:style-name="P1">Answer: False. Constructors cannot have names different from their classes. If the constructor were to have a different name, the compiler would think it is a member function.</text:p>
      <text:p text:style-name="P4"><text:span text:style-name="T4">Statement: </text:span><text:bookmark text:name="yui_3_17_2_2_1453698455536_259"/><text:bookmark text:name="yui_3_17_2_2_1453698455536_261"/><text:span text:style-name="T3">Destructors have default arguments.</text:span></text:p>
      <text:p text:style-name="P1">Answer: False. According to the C++ standard, a destructor is defined as having a ~ followed <text:span text:style-name="T5">by name of the class. <text:s/>Destructors by their nature are only used when an object goes out of scope so there is no practical way to pass parameters to destructors.</text:span></text:p>
      <text:p text:style-name="P2">Statement: If a program uses the delete operator, a destructor is not needed.</text:p>
      <text:p text:style-name="P2">Answer: False. <text:s/>Just because a program uses the delete operator does not mean that memory will properly be released. <text:s/>As a destructor will always be run when an object is destroyed, the code to properly cleanup and release the memory an object uses should be placed in a destructor so that the memory is guaranteed to be released.</text:p>
      <text:p text:style-name="P2">Statement: Destructors are called each time an object goes out of existence.</text:p>
      <text:p text:style-name="P2">Answer: True. I think of destructors as member functions that are always called when an object is destroyed (goes out of existence).</text:p>
      <text:p text:style-name="P5"><text:bookmark text:name="docs-internal-guid-0ce9da9a-8acc-0ae3-8316-de2e8674b58d"/><text:span text:style-name="T5">Statement: </text:span>A class can have several default constructor functions.</text:p>
      <text:p text:style-name="P6">Answer: True. <text:s/>A class can have as many constructors as it needs provided that each is unique in the arguments passsed to it.</text:p>
      <text:p text:style-name="P5"><text:span text:style-name="T5">Statement: </text:span>Constructors need to be declared for each class.</text:p>
      <text:p text:style-name="P6">Answer: False with a caveat. <text:s/>An object will ALWAYS have a constructor. <text:s/>However, it does not need to be explicitly declared by programmer. <text:s/>The compiler will create one if needed.</text:p>
      <text:p text:style-name="P5"><text:span text:style-name="T5">Statement: </text:span>Constructors are automatically called when objects are created.</text:p>
      <text:p text:style-name="P6">Answer: True. <text:s/>I think of constructors as functions that create the object when an object is instantiated. Without the constructor being called,the object wouldn't exist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" svg:font-family="arial, helvetica, sans-serif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4T21:43:42.479068714</meta:creation-date>
    <dc:date>2016-01-28T16:42:46.590975262</dc:date>
    <meta:editing-duration>PT13H2M3S</meta:editing-duration>
    <meta:editing-cycles>3</meta:editing-cycles>
    <meta:generator>LibreOffice/5.0.4.2$Linux_X86_64 LibreOffice_project/00$Build-2</meta:generator>
    <meta:document-statistic meta:table-count="0" meta:image-count="0" meta:object-count="0" meta:page-count="1" meta:paragraph-count="14" meta:word-count="298" meta:character-count="1832" meta:non-whitespace-character-count="1540"/>
  </office:meta>
</office:document-meta>
</file>